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3" style:family="paragraph" style:parent-style-name="Standard">
      <style:text-properties fo:font-size="14pt" fo:language="es" fo:country="ES" style:text-underline-style="none" fo:font-weight="normal"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weight="normal"/>
    </style:style>
    <style:style style:name="P7" style:family="paragraph" style:parent-style-name="Standard" style:list-style-name="L1"/>
    <style:style style:name="P8" style:family="paragraph" style:parent-style-name="Standard" style:list-style-name="L3">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2"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3"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4" style:family="paragraph" style:parent-style-name="Standard" style:list-style-name="L4">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5" style:family="paragraph" style:parent-style-name="Standard" style:list-style-name="L4">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6" style:family="paragraph" style:parent-style-name="Standard">
      <style:paragraph-properties fo:text-align="justify" style:justify-single-word="false"/>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2">
      <style:paragraph-properties fo:text-align="justify" style:justify-single-word="false"/>
    </style:style>
    <style:style style:name="P19"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fo:font-weight="bold" style:font-size-asian="12.25pt" style:font-weight-asian="bold" style:font-size-complex="14pt"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T4" style:family="text">
      <style:text-properties fo:font-size="12pt" fo:language="es" fo:country="ES" style:text-underline-style="none" fo:font-weight="normal" style:font-size-asian="10.5pt" style:font-weight-asian="normal" style:font-size-complex="12pt" style:font-weight-complex="normal"/>
    </style:style>
    <style:style style:name="T5" style:family="text">
      <style:text-properties fo:font-size="12pt" fo:language="es" fo:country="ES" style:text-underline-style="none" fo:font-weight="bold" style:font-size-asian="10.5pt" style:font-weight-asian="bold" style:font-size-complex="12pt" style:font-weight-complex="bold"/>
    </style:style>
    <style:style style:name="T6" style:family="text">
      <style:text-properties fo:font-size="12pt" fo:language="es" fo:country="ES" style:text-underline-style="none" style:font-size-asian="10.5pt" style:font-weight-asian="normal" style:font-size-complex="12pt" style:font-weight-complex="normal"/>
    </style:style>
    <style:style style:name="T7" style:family="text">
      <style:text-properties fo:font-size="12pt" fo:language="es" fo:country="ES" style:text-underline-style="none" style:font-size-asian="12pt" style:font-weight-asian="normal" style:font-size-complex="12pt" style:font-weight-complex="normal"/>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style:font-size-asian="10.5pt" style:font-size-complex="12pt"/>
    </style:style>
    <style:style style:name="T11" style:family="text">
      <style:text-properties fo:font-size="12pt" style:font-size-asian="12pt" style:font-size-complex="12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font-weight="normal" style:font-weight-asian="normal" style:font-weight-complex="normal"/>
    </style:style>
    <style:style style:name="T16" style:family="text">
      <style:text-properties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36169229" text:style-name="L1">
        <text:list-item>
          <text:list>
            <text:list-item>
              <text:list>
                <text:list-item>
                  <text:list>
                    <text:list-item>
                      <text:list>
                        <text:list-item>
                          <text:p text:style-name="P7"><text:span text:style-name="T3">Cloud Storage.</text:span></text:p>
                        </text:list-item>
                      </text:list>
                    </text:list-item>
                  </text:list>
                </text:list-item>
              </text:list>
            </text:list-item>
          </text:list>
        </text:list-item>
      </text:list>
      <text:p text:style-name="P3"><text:tab/></text:p>
      <text:p text:style-name="P1"><text:tab/>El Cloud Storage, o almacenamiento en la nube, es un modelo de almacenamiento basado en redes donde los datos son almacenados en piscinas virtuales de almacenamiento. </text:p>
      <text:p text:style-name="P1"><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9"><text:tab/>Las principales preocupaciones de dichas soluciones son la seguridad ante posibles accesos indebidos, la estabilidad de la empresa proveedora, la accesibilidad de la información, y los costes hardware de la solución utilizada.</text:p>
      <text:p text:style-name="P1"><text:tab/>Actualmente, existen dos tipos de instalaciones de Cloud Storage, las realizadas en servidores externos, y las instalaciones locales que el administrador puede acomodar a sus necesidades. </text:p>
      <text:p text:style-name="P1"><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1"/>
      <text:list xml:id="list942110741" text:style-name="L2">
        <text:list-item>
          <text:list>
            <text:list-item>
              <text:list>
                <text:list-item>
                  <text:p text:style-name="P18"><text:span text:style-name="T3">Almacenamiento en soluciones libres y locales existentes.</text:span></text:p>
                </text:list-item>
              </text:list>
            </text:list-item>
          </text:list>
        </text:list-item>
      </text:list>
      <text:list xml:id="list1634329169" text:style-name="L3">
        <text:list-item>
          <text:list>
            <text:list-header>
              <text:p text:style-name="P8"/>
            </text:list-header>
            <text:list-item>
              <text:p text:style-name="P8">Amazon S3.</text:p>
            </text:list-item>
          </text:list>
        </text:list-item>
      </text:list>
      <text:p text:style-name="P4"><text:tab/><text:span text:style-name="T11">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6"><text:span text:style-name="T7"><text:tab/>La Amazon Simple Storage Service tiene como objetivo ser escalable, tener alta disponibilidad y baja latencia, a un bajo coste. Dispone de tres tipos de interfaces distintas, REST(Representational State Transfer), SOAP(</text:span><text:span text:style-name="T16">Simple Object Access Protocol) y BitTorrent. Las primera interfaz es la m</text:span><text:span text:style-name="T6">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1"><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1"><text:tab/>Puesto que el principal uso de los cubos es almacenar páginas web, cada cubo puede ser configurado para almacenar los registros de acceso en un cubo gemelo, o réplica.</text:p>
      <text:p text:style-name="P1"><text:tab/></text:p>
      <text:list xml:id="list179145982" text:continue-numbering="true" text:style-name="L3">
        <text:list-item>
          <text:list>
            <text:list-item>
              <text:p text:style-name="P8">OpenNebula.</text:p>
            </text:list-item>
          </text:list>
        </text:list-item>
      </text:list>
      <text:p text:style-name="P1"><text:span text:style-name="T13"><text:tab/></text:span>Aunque plataforma de Cloud Computing de OpenNebula es compatible con la interfaz <text:soft-page-break/>Amazon EC2 Query Interface, lo que le ofrece compatibilidad con la plataforma de almacenamiento Amazon S3, dicha plataforma goza de un subsistema de almacenamiento propio. </text:p>
      <text:p text:style-name="P1"><text:tab/>El subsistema está ideado para almacenar máquinas virtuales u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list xml:id="list2105637832" text:continue-numbering="true" text:style-name="L3">
        <text:list-item>
          <text:list>
            <text:list-item>
              <text:p text:style-name="P8">Nimbus.</text:p>
            </text:list-item>
          </text:list>
        </text:list-item>
      </text:list>
      <text:p text:style-name="P9"><text:tab/><text:span text:style-name="T9">La pla</text:span><text:span text:style-name="T8">taforma Nimbus utiliza una implementación propia y libre de la API REST(Representational State Transfer) de Amazon S3, llamada Cumulus, para su almacenamiento.</text:span></text:p>
      <text:list xml:id="list342248321" text:continue-numbering="true" text:style-name="L3">
        <text:list-item>
          <text:list>
            <text:list-item>
              <text:p text:style-name="P8">OpenStack.</text:p>
            </text:list-item>
            <text:list-item>
              <text:p text:style-name="P8">OpenQRM.</text:p>
            </text:list-item>
          </text:list>
        </text:list-item>
      </text:list>
      <text:p text:style-name="P4"><text:tab/><text:span text:style-name="T11">En <text:s/></text:span><text:span text:style-name="T10">el caso de OpenQRM nos encontramos con una solución propia, basada en el sistema de plugins de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list xml:id="list2159905487" text:continue-numbering="true" text:style-name="L3">
        <text:list-item>
          <text:list>
            <text:list-item>
              <text:p text:style-name="P8">Eucalyptus.</text:p>
            </text:list-item>
          </text:list>
        </text:list-item>
      </text:list>
      <text:p text:style-name="P4"><text:tab/><text:span text:style-name="T10">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list xml:id="list733261928" text:continue-numbering="true" text:style-name="L3">
        <text:list-item>
          <text:list>
            <text:list-item>
              <text:p text:style-name="P8">CloudStack.</text:p>
            </text:list-item>
          </text:list>
        </text:list-item>
      </text:list>
      <text:p text:style-name="P4"><text:tab/><text:span text:style-name="T11">Esta plataforma se nutre de la solución de almacenamiento de OpenStack, Swift, estudiada anteriormente.</text:span></text:p>
      <text:list xml:id="list2074322924" text:continue-numbering="true" text:style-name="L3">
        <text:list-item>
          <text:list>
            <text:list-item>
              <text:p text:style-name="P8">Abiquo Open source edition.</text:p>
            </text:list-item>
          </text:list>
        </text:list-item>
      </text:list>
      <text:p text:style-name="P16"><text:span text:style-name="T4"><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s virtual. Para ello se apoya en un conjunto de plugins, al igual que OpenQRM, que dan soporte a los siguientes tipos de almacenamiento: </text:span><text:span text:style-name="T15">LVM y iSCSI Linux, Nexenta, NetApp. Aparte se ofrece una API de desarrollo para facilitar el soporte de otras plataformas como Dell Equallogic, IBM Volume Manager.</text:span></text:p>
      <text:p text:style-name="P1"/>
      <text:p text:style-name="P1"><text:tab/><text:span text:style-name="T1">Glosario.</text:span></text:p>
      <text:p text:style-name="P1"/>
      <text:list xml:id="list299006252" text:style-name="L4">
        <text:list-item>
          <text:p text:style-name="P17"><text:span text:style-name="T5">Cloud Storage: </text:span><text:span text:style-name="T4"><text:s/>almacenamiento en la nube, es decir, en internet.</text:span></text:p>
        </text:list-item>
        <text:list-item>
          <text:p text:style-name="P12"><text:span text:style-name="T13">Agilidad:</text:span> <text:s/>capacidad de mover los datos al área adecuada para mejorar su disponibilidad.</text:p>
        </text:list-item>
        <text:list-item>
          <text:p text:style-name="P12"><text:span text:style-name="T13">Escalabilidad: </text:span>capacidad de manejar crecientes cargas de trabajo, o de adaptarse para ser capaces de soportarlas.</text:p>
        </text:list-item>
        <text:list-item>
          <text:p text:style-name="P12"><text:span text:style-name="T13">Elasticidad: </text:span>capacidad de escalarse mas allá limites impuestos por las condiciones del sistema.</text:p>
        </text:list-item>
        <text:list-item>
          <text:p text:style-name="P14">Latencia: <text:span text:style-name="T15">Tiempo de espera, normalmente entre que se realiza una petición y se recibe una respuesta.</text:span></text:p>
        </text:list-item>
        <text:list-item>
          <text:p text:style-name="P12"><text:span text:style-name="T13">Tumultuario: </text:span>capacidad de que el recurso sea utilizado por varios usuarios concurrentemente.</text:p>
        </text:list-item>
        <text:list-item>
          <text:p text:style-name="P12"><text:span text:style-name="T13">Servicio distribuido: </text:span>servicio ofrecido por un conjunto de sistemas que actúa como un solo sistema.</text:p>
        </text:list-item>
        <text:list-item>
          <text:p text:style-name="P12"><text:span text:style-name="T13">Tolerancia a fallos: </text:span>capacidad de soportar errores sin dejar sin servicio al cliente.</text:p>
        </text:list-item>
        <text:list-item>
          <text:p text:style-name="P12"><text:soft-page-break/><text:span text:style-name="T13">Redundancia de datos: </text:span>duplicación de datos, habitualmente para evitar su pérdida.</text:p>
        </text:list-item>
        <text:list-item>
          <text:p text:style-name="P12"><text:span text:style-name="T13">Software duradero: </text:span>software capaz de almacenar distintas versiones de un mismo fichero.</text:p>
        </text:list-item>
        <text:list-item>
          <text:p text:style-name="P15">World Wide Web: <text:span text:style-name="T15">Sistema de enlace de documentos a través de internet.</text:span></text:p>
        </text:list-item>
        <text:list-item>
          <text:p text:style-name="P12"><text:span text:style-name="T13">Amazon EC2 Query Interface: </text:span>Interfaz de consultas de la plataforma de Cloud Computing de Amazon.</text:p>
        </text:list-item>
        <text:list-item>
          <text:p text:style-name="P12"><text:span text:style-name="T13">Amazon S3: </text:span>Sistema de almacenamiento propietario de la plataforma de Cloud Computing de Amazon.</text:p>
        </text:list-item>
        <text:list-item>
          <text:p text:style-name="P12"><text:span text:style-name="T13">Data store drivers: </text:span>Drivers de almacenamiento de datos.</text:p>
        </text:list-item>
        <text:list-item>
          <text:p text:style-name="P12"><text:span text:style-name="T13">Transfer manager drivers: </text:span>Drivers de gestión de transferencias.</text:p>
        </text:list-item>
      </text:list>
      <text:p text:style-name="P2"><text:tab/></text:p>
      <text:p text:style-name="P1"><text:span text:style-name="T13"><text:tab/></text:span><text:span text:style-name="T2">Referencias.</text:span></text:p>
      <text:p text:style-name="P5"/>
      <text:list xml:id="list1035662928" text:style-name="L5">
        <text:list-item>
          <text:p text:style-name="P13">Wikipedia:</text:p>
          <text:list>
            <text:list-item>
              <text:p text:style-name="P13"><text:a xlink:type="simple" xlink:href="http://en.wikipedia.org/wiki/Cloud_computing_comparison">http://en.wikipedia.org/wiki/Cloud_computing_comparison</text:a></text:p>
            </text:list-item>
            <text:list-item>
              <text:p text:style-name="P13"><text:a xlink:type="simple" xlink:href="http://en.wikipedia.org/wiki/OpenNebula">http://en.wikipedia.org/wiki/OpenNebula</text:a></text:p>
            </text:list-item>
            <text:list-item>
              <text:p text:style-name="P13"><text:a xlink:type="simple" xlink:href="http://en.wikipedia.org/wiki/Nimbus_(cloud_computing">http://en.wikipedia.org/wiki/Nimbus_(cloud_computing</text:a>)</text:p>
            </text:list-item>
            <text:list-item>
              <text:p text:style-name="P13"><text:a xlink:type="simple" xlink:href="http://en.wikipedia.org/wiki/Amazon_Elastic_Block_Store">http://en.wikipedia.org/wiki/Amazon_Elastic_Block_Store</text:a></text:p>
            </text:list-item>
            <text:list-item>
              <text:p text:style-name="P13"><text:a xlink:type="simple" xlink:href="http://en.wikipedia.org/wiki/Eucalyptus_%28computing%29">http://en.wikipedia.org/wiki/Eucalyptus_%28computing%29</text:a></text:p>
            </text:list-item>
            <text:list-item>
              <text:p text:style-name="P13"><text:a xlink:type="simple" xlink:href="http://en.wikipedia.org/wiki/Cloudstack">http://en.wikipedia.org/wiki/Cloudstack</text:a> </text:p>
            </text:list-item>
            <text:list-item>
              <text:p text:style-name="P13"><text:a xlink:type="simple" xlink:href="http://en.wikipedia.org/wiki/OpenQRM">http://en.wikipedia.org/wiki/OpenQRM</text:a></text:p>
            </text:list-item>
            <text:list-item>
              <text:p text:style-name="P13"><text:a xlink:type="simple" xlink:href="http://en.wikipedia.org/wiki/Abiquo_Enterprise_Edition">http://en.wikipedia.org/wiki/Abiquo_Enterprise_Edition</text:a> </text:p>
            </text:list-item>
          </text:list>
        </text:list-item>
        <text:list-item>
          <text:p text:style-name="P13">OpenNebula:</text:p>
          <text:list>
            <text:list-item>
              <text:p text:style-name="P13"><text:a xlink:type="simple" xlink:href="http://opennebula.org/documentation:rel3.6">http://opennebula.org/documentation:rel3.6</text:a></text:p>
            </text:list-item>
          </text:list>
        </text:list-item>
        <text:list-item>
          <text:p text:style-name="P13">Nimbus:</text:p>
          <text:list>
            <text:list-item>
              <text:p text:style-name="P13"><text:a xlink:type="simple" xlink:href="http://www.nimbusproject.org/docs/2.9/">http://www.nimbusproject.org/docs/2.9/</text:a> </text:p>
            </text:list-item>
          </text:list>
        </text:list-item>
        <text:list-item>
          <text:p text:style-name="P13">CloudStack:</text:p>
          <text:list>
            <text:list-item>
              <text:p text:style-name="P13"><text:a xlink:type="simple" xlink:href="http://docs.cloudstack.org/CloudStack_Documentation">http://docs.cloudstack.org/CloudStack_Documentation</text:a> </text:p>
            </text:list-item>
          </text:list>
        </text:list-item>
        <text:list-item>
          <text:p text:style-name="P13">OpenQRM:</text:p>
          <text:list>
            <text:list-item>
              <text:p text:style-name="P13"><text:a xlink:type="simple" xlink:href="http://www.openqrm-enterprise.com/news/details/article/in-depth-documentation-of-openqrm-available.html">http://www.openqrm-enterprise.com/news/details/article/in-depth-documentation-of-openqrm-available.html</text:a> </text:p>
            </text:list-item>
          </text:list>
        </text:list-item>
        <text:list-item>
          <text:p text:style-name="P13">Abiquo:</text:p>
          <text:list>
            <text:list-item>
              <text:p text:style-name="P13"><text:a xlink:type="simple" xlink:href="http://community.abiquo.com/display/ABI20/Abiquo+Documentation+Home">http://community.abiquo.com/display/ABI20/Abiquo+Documentation+Home</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7-26T19:08:25</dc:date>
    <meta:editing-duration>PT5H18M4S</meta:editing-duration>
    <meta:editing-cycles>18</meta:editing-cycles>
    <meta:generator>LibreOffice/3.5$Linux_x86 LibreOffice_project/350m1$Build-2</meta:generator>
    <meta:document-statistic meta:table-count="0" meta:image-count="0" meta:object-count="0" meta:page-count="3" meta:paragraph-count="67" meta:word-count="1184" meta:character-count="8172" meta:non-whitespace-character-count="7226"/>
  </office:meta>
</office:document-meta>
</file>